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st-est2019-all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ename</text:p>
          </table:table-cell>
          <table:table-cell office:value-type="string" calcext:value-type="string">
            <text:p>POPESTIMATE2019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4903185" calcext:value-type="float">
            <text:p>4903185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731545" calcext:value-type="float">
            <text:p>731545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278717" calcext:value-type="float">
            <text:p>7278717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017804" calcext:value-type="float">
            <text:p>3017804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9512223" calcext:value-type="float">
            <text:p>39512223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5758736" calcext:value-type="float">
            <text:p>5758736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565287" calcext:value-type="float">
            <text:p>3565287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973764" calcext:value-type="float">
            <text:p>973764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float" office:value="705749" calcext:value-type="float">
            <text:p>705749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1477737" calcext:value-type="float">
            <text:p>2147773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617423" calcext:value-type="float">
            <text:p>10617423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415872" calcext:value-type="float">
            <text:p>1415872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787065" calcext:value-type="float">
            <text:p>1787065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2671821" calcext:value-type="float">
            <text:p>12671821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6732219" calcext:value-type="float">
            <text:p>6732219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155070" calcext:value-type="float">
            <text:p>3155070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2913314" calcext:value-type="float">
            <text:p>2913314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4467673" calcext:value-type="float">
            <text:p>4467673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4648794" calcext:value-type="float">
            <text:p>4648794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344212" calcext:value-type="float">
            <text:p>1344212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6045680" calcext:value-type="float">
            <text:p>6045680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6892503" calcext:value-type="float">
            <text:p>6892503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9986857" calcext:value-type="float">
            <text:p>9986857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5639632" calcext:value-type="float">
            <text:p>5639632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2976149" calcext:value-type="float">
            <text:p>2976149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6137428" calcext:value-type="float">
            <text:p>6137428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1068778" calcext:value-type="float">
            <text:p>1068778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934408" calcext:value-type="float">
            <text:p>1934408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080156" calcext:value-type="float">
            <text:p>3080156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359711" calcext:value-type="float">
            <text:p>1359711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8882190" calcext:value-type="float">
            <text:p>8882190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096829" calcext:value-type="float">
            <text:p>2096829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9453561" calcext:value-type="float">
            <text:p>19453561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0488084" calcext:value-type="float">
            <text:p>10488084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762062" calcext:value-type="float">
            <text:p>762062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1689100" calcext:value-type="float">
            <text:p>11689100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3956971" calcext:value-type="float">
            <text:p>3956971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4217737" calcext:value-type="float">
            <text:p>421773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12801989" calcext:value-type="float">
            <text:p>12801989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059361" calcext:value-type="float">
            <text:p>1059361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5148714" calcext:value-type="float">
            <text:p>5148714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884659" calcext:value-type="float">
            <text:p>884659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6829174" calcext:value-type="float">
            <text:p>6829174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8995881" calcext:value-type="float">
            <text:p>28995881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3205958" calcext:value-type="float">
            <text:p>3205958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623989" calcext:value-type="float">
            <text:p>623989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8535519" calcext:value-type="float">
            <text:p>853551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7614893" calcext:value-type="float">
            <text:p>7614893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1792147" calcext:value-type="float">
            <text:p>1792147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822434" calcext:value-type="float">
            <text:p>5822434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578759" calcext:value-type="float">
            <text:p>578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04:05:47.187694845</dc:date>
    <meta:editing-duration>PT3M49S</meta:editing-duration>
    <meta:editing-cycles>1</meta:editing-cycles>
    <meta:generator>LibreOffice/6.4.6.2$Linux_X86_64 LibreOffice_project/40$Build-2</meta:generator>
    <meta:document-statistic meta:table-count="1" meta:cell-count="104" meta:object-count="0"/>
  </office:meta>
</office:document-meta>
</file>